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1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courier new" fo:font-size="9pt"/>
    </style:style>
    <style:style style:name="T2" style:family="text">
      <style:text-properties style:font-name="times new roman" fo:font-size="10.1999998092651pt" fo:font-style="italic"/>
    </style:style>
    <style:style style:name="T3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Q9+</text:p>
      <text:section text:style-name="Sect1" text:name="pageContent">
        <text:p text:style-name="P3">time limit per test</text:p>
        <text:p text:style-name="P4">2 seconds</text:p>
        <text:p text:style-name="P3">memory limit per test</text:p>
        <text:p text:style-name="P4">256 megabytes</text:p>
        <text:p text:style-name="P3">input</text:p>
        <text:p text:style-name="P4">standard input</text:p>
        <text:p text:style-name="P3">output</text:p>
        <text:p text:style-name="P4">standard output</text:p>
        <text:p text:style-name="P5">HQ9+ is a joke programming language which has only four one-character instructions:</text:p>
        <text:list xml:id="list1635132625" text:style-name="L1">
          <text:list-item>
            <text:p text:style-name="P6">"<text:span text:style-name="T1">H</text:span>" prints "<text:span text:style-name="T1">Hello, World!</text:span>",</text:p>
          </text:list-item>
          <text:list-item>
            <text:p text:style-name="P6">"<text:span text:style-name="T1">Q</text:span>" prints the source code of the program itself,</text:p>
          </text:list-item>
          <text:list-item>
            <text:p text:style-name="P6">"<text:span text:style-name="T1">9</text:span>" prints the lyrics of "99 Bottles of Beer" song,</text:p>
          </text:list-item>
          <text:list-item>
            <text:p text:style-name="P6">"<text:span text:style-name="T1">+</text:span>" increments the value stored in the internal accumulator.</text:p>
          </text:list-item>
        </text:list>
        <text:p text:style-name="P5">Instructions "<text:span text:style-name="T1">H</text:span>" and "<text:span text:style-name="T1">Q</text:span>" are case-sensitive and must be uppercase. The characters of the program which are not instructions are ignored.</text:p>
        <text:p text:style-name="P5">You are given a program written in HQ9+. You have to figure out whether executing this program will produce any output.</text:p>
        <text:p text:style-name="P8">Input</text:p>
        <text:p text:style-name="P5">The input will consist of a single line <text:span text:style-name="T2">p</text:span> which will give a program in HQ9+. String <text:span text:style-name="T2">p</text:span> will contain between 1 and 100 characters, inclusive. ASCII-code of each character of <text:span text:style-name="T2">p</text:span> will be between 33 (exclamation mark) and 126 (tilde), inclusive.</text:p>
        <text:p text:style-name="P8">Output</text:p>
        <text:p text:style-name="P5">Output "<text:span text:style-name="T1">YES</text:span>", if executing the program will produce any output, and "<text:span text:style-name="T1">NO</text:span>" otherwise.</text:p>
        <text:p text:style-name="P7">Examples</text:p>
        <text:p text:style-name="P9">input</text:p>
        <text:section text:style-name="Sect1" text:name="id002683126934679836">
          <text:p text:style-name="P10">Copy</text:p>
        </text:section>
        <text:p text:style-name="P1"><text:bookmark text:name="id006125567575496191"/>Hi!</text:p>
        <text:p text:style-name="P9">output</text:p>
        <text:section text:style-name="Sect1" text:name="id0012712277838416775">
          <text:p text:style-name="P10">Copy</text:p>
        </text:section>
        <text:p text:style-name="P1"><text:bookmark text:name="id002652198800455927"/>YES</text:p>
        <text:p text:style-name="P9">input</text:p>
        <text:section text:style-name="Sect1" text:name="id002770960458302518">
          <text:p text:style-name="P10">Copy</text:p>
        </text:section>
        <text:p text:style-name="P1"><text:bookmark text:name="id0048920406322968524"/>Codeforces</text:p>
        <text:p text:style-name="P9">output</text:p>
        <text:section text:style-name="Sect1" text:name="id0018059022519259194">
          <text:p text:style-name="P10">Copy</text:p>
        </text:section>
        <text:p text:style-name="P1"><text:bookmark text:name="id00950230572638108"/>NO</text:p>
        <text:p text:style-name="P8">Note</text:p>
        <text:p text:style-name="P5">In the first case the program contains only one instruction — "<text:span text:style-name="T1">H</text:span>", which prints "<text:span text:style-name="T1">Hello, World!</text:span>".</text:p>
        <text:p text:style-name="P5">In the second case none of the program characters are language instructions.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4T13:14:05.493000000</dc:date>
    <meta:editing-duration>PT7S</meta:editing-duration>
    <meta:editing-cycles>1</meta:editing-cycles>
    <meta:document-statistic meta:table-count="0" meta:image-count="0" meta:object-count="0" meta:page-count="1" meta:paragraph-count="37" meta:word-count="207" meta:character-count="1209" meta:non-whitespace-character-count="1040"/>
    <meta:generator>LibreOffice/7.2.2.2$Windows_X86_64 LibreOffice_project/02b2acce88a210515b4a5bb2e46cbfb63fe97d56</meta:generator>
  </office:meta>
</office:document-meta>
</file>